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e1a42" officeooo:paragraph-rsid="001e1a42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e1a42" officeooo:paragraph-rsid="001e1a42" style:font-size-asian="14pt" style:font-size-complex="14pt"/>
    </style:style>
    <style:style style:name="P3" style:family="paragraph" style:parent-style-name="Standard">
      <style:text-properties fo:font-size="12pt" style:text-underline-style="none" fo:font-weight="normal" officeooo:rsid="001e1a42" officeooo:paragraph-rsid="001e1a42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1e1a42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officeooo:paragraph-rsid="0022505b"/>
    </style:style>
    <style:style style:name="P7" style:family="paragraph" style:parent-style-name="Text_20_body" style:list-style-name="L4">
      <style:text-properties officeooo:paragraph-rsid="0023d0cd"/>
    </style:style>
    <style:style style:name="P8" style:family="paragraph" style:parent-style-name="Text_20_body" style:list-style-name="L3">
      <style:text-properties officeooo:rsid="0021652a" officeooo:paragraph-rsid="002165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fo:font-weight="normal" officeooo:rsid="001e1a42" style:font-size-asian="12pt" style:font-weight-asian="normal" style:font-size-complex="12pt" style:font-weight-complex="normal"/>
    </style:style>
    <style:style style:name="T3" style:family="text">
      <style:text-properties officeooo:rsid="0021652a"/>
    </style:style>
    <style:style style:name="T4" style:family="text">
      <style:text-properties officeooo:rsid="002250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3d0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- 02 </text:span></text:p>
      <text:p text:style-name="P2"><text:span text:style-name="T1">Answer Sheet</text:span></text:p>
      <text:p text:style-name="P3"/>
      <text:p text:style-name="P4"><text:span text:style-name="T2">01.</text:span></text:p>
      <text:p text:style-name="Text_20_body"><text:bookmark text:name="6c1509bf-06a0-43c3-a252-ddfc0de9eb17"/><text:span text:style-name="T3">J</text:span>ava is a <text:span text:style-name="T3">statically typed </text:span>and <text:span text:style-name="T3">strongly typed </text:span><text:s/>language.</text:p>
      <text:list xml:id="list3648855639" text:style-name="L3">
        <text:list-item>
          <text:p text:style-name="P5"><text:span text:style-name="T3">Strongly typed </text:span>languages strongly consider the <text:span text:style-name="T3">data types </text:span>. <text:span text:style-name="T3">Like, </text:span><text:s/><text:span text:style-name="T3">w</text:span>e cannot put an integer in a String variable. <text:span text:style-name="T3">We have to strictly follow the language structure and declare data type accurately.</text:span></text:p>
        </text:list-item>
        <text:list-item>
          <text:p text:style-name="P8">Loosely typed languages are the opposite of strongly typed languages <text:span text:style-name="T4">these languages don’t use a strong and complex data type system for execution. </text:span></text:p>
        </text:list-item>
      </text:list>
      <text:list xml:id="list1658234465" text:style-name="L4">
        <text:list-item>
          <text:p text:style-name="P7"><text:bookmark text:name="1c53db9e-a1ee-4f9d-af77-f6b904532dc2"/><text:span text:style-name="T4">Statically typed </text:span>languages check the <text:span text:style-name="T4">data </text:span>type during <text:span text:style-name="T4">compile time and </text:span>programs are <text:span text:style-name="Emphasis"><text:span text:style-name="T6">checked before being executed</text:span></text:span><text:span text:style-name="T6">, </text:span>and a program might be rejected before it starts. It is required to have a compiler for a language to be statically typed(compiled languages or intermediate languages.)</text:p>
        </text:list-item>
        <text:list-item>
          <text:p text:style-name="P6"><text:span text:style-name="T4">Dynamically typed means </text:span><text:span text:style-name="T7">that they </text:span>checks the type during run time. <text:span text:style-name="T7">Error may occur in the run time rather in the development phase.</text:span></text:p>
        </text:list-item>
      </text:list>
      <text:p text:style-name="Text_20_body"><text:bookmark text:name="37faa57a-cdfe-4abf-a97c-5916fd968892"/>Therefore in most cases, enterprise applications prefer strongly typed and statically typed languages. Because it shows type mistakes before runtime. </text:p>
      <text:p text:style-name="Text_20_body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1:42:38.591495830</meta:creation-date>
    <meta:generator>LibreOffice/7.3.7.2$Linux_X86_64 LibreOffice_project/30$Build-2</meta:generator>
    <dc:date>2023-07-30T22:50:19.694265103</dc:date>
    <meta:editing-duration>PT4M4S</meta:editing-duration>
    <meta:editing-cycles>1</meta:editing-cycles>
    <meta:document-statistic meta:table-count="0" meta:image-count="0" meta:object-count="0" meta:page-count="1" meta:paragraph-count="9" meta:word-count="160" meta:character-count="999" meta:non-whitespace-character-count="847"/>
  </office:meta>
</office:document-meta>
</file>